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ab058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b025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c4518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6</text:span><text:span text:style-name="T7">.</text:span><text:span text:style-name="T10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3-21T19:51:35.766000000</dc:date>
    <meta:editing-duration>PT7H16M37S</meta:editing-duration>
    <meta:editing-cycles>140</meta:editing-cycles>
    <meta:generator>LibreOffice/6.2.1.2$Windows_X86_64 LibreOffice_project/7bcb35dc3024a62dea0caee87020152d1ee96e7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